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paragraph-rsid="00185cc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85cce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185cce" officeooo:paragraph-rsid="00185cce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5f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(circa 323 B.C.E./2006, p., 1365b) [This one should render as <text:span text:style-name="Source_5f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(Billig, 1991, esp. chapters 1 and 6)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reformatted_20_Text">1. [@Billig1991IdeologyOpinions, one suffix after comma]</text:p>
      <text:p text:style-name="Preformatted_20_Text">2. [@Billig1991IdeologyOpinions 2 suffix without comma]</text:p>
      <text:p text:style-name="Preformatted_20_Text">3. [@Billig1991IdeologyOpinions, 3 suffix after comma with number]</text:p>
      <text:p text:style-name="Preformatted_20_Text">4. [@Billig1991IdeologyOpinions, iv wordAfterRoman]</text:p>
      <text:p text:style-name="Preformatted_20_Text">5. [@Billig1991IdeologyOpinions, one]</text:p>
      <text:p text:style-name="Preformatted_20_Text">6. [@Billig1991IdeologyOpinions, p. vi]</text:p>
      <text:p text:style-name="Preformatted_20_Text">7. [@Billig1991IdeologyOpinions a seventh case without comma]</text:p>
      <text:p text:style-name="Preformatted_20_Text"/>
      <text:p text:style-name="Preformatted_20_Text"># Equivalent to Pandoc Manual's examples</text:p>
      <text:p text:style-name="Preformatted_20_Text"/>
      <text:p text:style-name="Preformatted_20_Text">9. [@Billig1991IdeologyOpinions{ii, A, D-Z}, with a suffix] <text:s/></text:p>
      <text:p text:style-name="Preformatted_20_Text">10. [@Billig1991IdeologyOpinions, {pp. iv, vi-xi, (xv)-(xvii)} with suffix here] <text:s text:c="2"/></text:p>
      <text:p text:style-name="Preformatted_20_Text">11. [@Billig1991IdeologyOpinions{}, 99 years later] <text:s/></text:p>
      <text:h text:style-name="Heading_20_3" text:outline-level="3"><text:bookmark-start text:name="expected-citeproc-output"/>Expected (citeproc) output<text:bookmark-end text:name="expected-citeproc-output"/></text:h>
      <text:p text:style-name="Preformatted_20_Text">1. (Billig, 1991, one suffix after comma)</text:p>
      <text:p text:style-name="Preformatted_20_Text">2. (Billig, 1991, p. 2 suffix without comma)</text:p>
      <text:p text:style-name="Preformatted_20_Text">3. (Billig, 1991, p. 3 suffix after comma with number)</text:p>
      <text:p text:style-name="Preformatted_20_Text">4. (Billig, 1991, iv wordAfterRoman)</text:p>
      <text:p text:style-name="Preformatted_20_Text">5. (Billig, 1991, one)</text:p>
      <text:p text:style-name="Preformatted_20_Text">6. (Billig, 1991, p. vi)</text:p>
      <text:p text:style-name="Preformatted_20_Text">7. (Billig, 1991 a seventh case without comma)</text:p>
      <text:p text:style-name="Preformatted_20_Text"><text:soft-page-break/></text:p>
      <text:p text:style-name="Preformatted_20_Text"># Equivalent to Pandoc Manual's examples</text:p>
      <text:p text:style-name="Preformatted_20_Text"/>
      <text:p text:style-name="Preformatted_20_Text">9. (Billig, 1991, ii, A, D-Z, with a suffix] )</text:p>
      <text:p text:style-name="Preformatted_20_Text">10. (Billig, 1991, pp. iv, vi-xi, (xv)-(xvii) with suffix here)</text:p>
      <text:p text:style-name="Preformatted_20_Text">11. (Billig, 1991, 99 years later) <text:s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">(Billig, 1991, one suffix after comma)<text:line-break/></text:p>
        </text:list-item>
        <text:list-item>
          <text:p text:style-name="P2">(Billig, 1991, p. 2 suffix without comma)<text:line-break/></text:p>
        </text:list-item>
        <text:list-item>
          <text:p text:style-name="P2">(Billig, 1991, p. 3 suffix after comma with number)<text:line-break/></text:p>
        </text:list-item>
        <text:list-item>
          <text:p text:style-name="P2">(Billig, 1991, iv wordAfterRoman)<text:line-break/></text:p>
        </text:list-item>
        <text:list-item>
          <text:p text:style-name="P2">(Billig, 1991, one)<text:line-break/></text:p>
        </text:list-item>
        <text:list-item>
          <text:p text:style-name="P2">(Billig, 1991, p. vi)<text:line-break/></text:p>
        </text:list-item>
        <text:list-item>
          <text:p text:style-name="P2">(Billig, 1991 a seventh case without comma)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p text:style-name="P7"/>
      <text:p text:style-name="P8">### THESE ARE BUGGY; EXPECTED TO BE FIXED BY RECENT PANDOC COMMIT jgm/pandoc@35a3fb7</text:p>
      <text:p text:style-name="P7"/>
      <text:list xml:id="list100246209" text:style-name="L2">
        <text:list-item>
          <text:p text:style-name="P4">(Billig, 1991, pp. ii, A, D–Z, with a suffix)<text:line-break/></text:p>
        </text:list-item>
        <text:list-item>
          <text:p text:style-name="P3">(Billig, 1991, pp. iv, vi–xi, (xv)–(xvii) with suffix here)<text:line-break/></text:p>
        </text:list-item>
        <text:list-item>
          <text:p text:style-name="P3">(Billig, 1991, p., 99 years later)</text:p>
        </text:list-item>
      </text:list>
      <text:h text:style-name="Heading_20_3" text:outline-level="3" text:is-list-header="true"/>
      <text:h text:style-name="Heading_20_1" text:outline-level="1"><text:bookmark-start text:name="references"/>References<text:bookmark-end text:name="references"/></text:h>
      <text:section text:style-name="Sect1" text:name="refs">
        <text:section text:style-name="Sect1" text:name="ref-Aristotle2006RhetoricTheory">
          <text:p text:style-name="First_20_paragraph">Aristotle. (2006). <text:span text:style-name="T1">On rhetoric: a theory of civic discourse</text:span> (G. A. Kennedy, Ed. &amp; Trans.; 2nd ed.). Oxford University Press. (Original work published circa 323 B.C.E.)</text:p>
        </text:section>
        <text:section text:style-name="Sect1" text:name="ref-Billig1991IdeologyOpinions">
          <text:p text:style-name="Text_20_body">Billig, M. (1991). <text:span text:style-name="T1">Ideology and opinions: studies in rhetorical psychology</text:span>. Sage Publications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title>The rhetoric of tests</dc:title>
    <dc:description/>
    <dc:subject/>
    <meta:keyword/>
    <meta:initial-creator/>
    <meta:creation-date>2022-09-13T15:29:27Z</meta:creation-date>
    <dc:date>2022-09-13T16:33:44.291000000</dc:date>
    <meta:editing-duration>PT4M</meta:editing-duration>
    <meta:editing-cycles>1</meta:editing-cycles>
    <meta:document-statistic meta:table-count="0" meta:image-count="0" meta:object-count="0" meta:page-count="2" meta:paragraph-count="48" meta:word-count="400" meta:character-count="2672" meta:non-whitespace-character-count="2316"/>
    <meta:user-defined meta:name="bibliography">library.json</meta:user-defined>
    <meta:user-defined meta:name="csl">apa7.csl</meta:user-defined>
    <meta:user-defined meta:name="papersize">a4</meta:user-defined>
    <meta:user-defined meta:name="zotero"/>
  </office:meta>
</office:document-meta>
</file>